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0.61mm"/>
    </style:style>
    <style:style style:name="co5" style:family="table-column">
      <style:table-column-properties fo:break-before="auto" style:column-width="44.2mm"/>
    </style:style>
    <style:style style:name="co6" style:family="table-column">
      <style:table-column-properties fo:break-before="auto" style:column-width="42.25mm"/>
    </style:style>
    <style:style style:name="co7" style:family="table-column">
      <style:table-column-properties fo:break-before="auto" style:column-width="45.81mm"/>
    </style:style>
    <style:style style:name="co8" style:family="table-column">
      <style:table-column-properties fo:break-before="auto" style:column-width="41.47mm"/>
    </style:style>
    <style:style style:name="co9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fo:font-weight="bold"/>
    </style:style>
    <style:style style:name="T2" style:family="text">
      <style:text-properties fo:color="#0000ff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80"/>
    </style:style>
    <style:style style:name="T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8000"/>
    </style:style>
  </office:automatic-styles>
  <office:body>
    <office:spreadsheet>
      <table:table table:name="Mapa M, R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>
            <text:p>Fatek: adres IP</text:p>
          </table:table-cell>
          <table:table-cell/>
          <table:table-cell office:value-type="string" calcext:value-type="string">
            <text:p>192.168.100.3</text:p>
          </table:table-cell>
          <table:table-cell table:number-columns-repeated="12"/>
        </table:table-row>
        <table:table-row table:style-name="ro1">
          <table:table-cell table:style-name="ce3"/>
          <table:table-cell office:value-type="string" calcext:value-type="string">
            <text:p>Port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style-name="ce3" office:value-type="string" calcext:value-type="string">
            <text:p>Rejestry D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0 – 99</text:p>
          </table:table-cell>
          <table:table-cell office:value-type="string" calcext:value-type="string">
            <text:p>parametry</text:p>
          </table:table-cell>
          <table:table-cell table:number-columns-repeated="9"/>
          <table:table-cell office:value-type="string" calcext:value-type="string">
            <text:p>P0 – wskazni iterujacy po tablicy sensorow przy skanowaniu tablicy sensor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– 1099</text:p>
          </table:table-cell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P1 – wskaznik końca sto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0 – 2499</text:p>
          </table:table-cell>
          <table:table-cell office:value-type="string" calcext:value-type="string">
            <text:p>urządzenia (device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office:value-type="string" calcext:value-type="string">
            <text:p>P2 – wskaznik konca tablicy event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0 – 2755</text:p>
          </table:table-cell>
          <table:table-cell office:value-type="string" calcext:value-type="string">
            <text:p>adresy sensorów na dane wejs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56 – 2899</text:p>
          </table:table-cell>
          <table:table-cell office:value-type="string" calcext:value-type="string">
            <text:p>dodatkowe sensory dla określlonych wejs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00 – 3799</text:p>
          </table:table-cell>
          <table:table-cell office:value-type="string" calcext:value-type="string">
            <text:p>programy</text:p>
          </table:table-cell>
          <table:table-cell table:number-columns-repeated="9"/>
          <table:table-cell office:value-type="string" calcext:value-type="string">
            <text:p>P3 – skanowanie tablicy eventów – biezacy ev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00-3999</text:p>
          </table:table-cell>
          <table:table-cell office:value-type="string" calcext:value-type="string">
            <text:p>Sensory 2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P4 – skanowanie tablicy eventow – biezacy program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ejestry R</text:p>
          </table:table-cell>
          <table:table-cell table:number-columns-repeated="10"/>
          <table:table-cell office:value-type="string" calcext:value-type="string">
            <text:p>P5 – indeks tablicy skanowania sensorów – dodawanie u usuwanie sens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 – 10</text:p>
          </table:table-cell>
          <table:table-cell office:value-type="string" calcext:value-type="string">
            <text:p>parametry lokalne funkcji skanujących</text:p>
          </table:table-cell>
          <table:table-cell table:number-columns-repeated="9"/>
          <table:table-cell office:value-type="string" calcext:value-type="string">
            <text:p>P6 – indeks talicy sensorów do skanowania – skanowan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– 49</text:p>
          </table:table-cell>
          <table:table-cell office:value-type="string" calcext:value-type="string">
            <text:p>parametruy lokalne funkcji wykonawczych (2 rzędu)</text:p>
          </table:table-cell>
          <table:table-cell table:number-columns-repeated="9"/>
          <table:table-cell office:value-type="string" calcext:value-type="string">
            <text:p>P7 – wykorzystanie lokal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– 89</text:p>
          </table:table-cell>
          <table:table-cell office:value-type="string" calcext:value-type="string">
            <text:p>paramtry lokalne funkc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 – 99</text:p>
          </table:table-cell>
          <table:table-cell office:value-type="string" calcext:value-type="string">
            <text:p>parametry wejsciowe/wyjsciowe funkcji narzedziowych (3 rzed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-115 - wejsc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20-135 - wyjscia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jestr techniczny dla 10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0,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1 min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10 s counte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events/program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previous hou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adres rejestrów D do odczytu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171-189</text:p>
          </table:table-cell>
          <table:table-cell office:value-type="string" calcext:value-type="string">
            <text:p>wartosć skopiowanych rejestrów D</text:p>
          </table:table-cell>
          <table:table-cell table:number-columns-repeated="13"/>
        </table:table-row>
        <table:table-row table:style-name="ro1" table:number-rows-repeated="2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190-199</text:p>
          </table:table-cell>
          <table:table-cell office:value-type="string" calcext:value-type="string">
            <text:p>bufor do zapisywania komend z H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200" calcext:value-type="float">
            <text:p>200</text:p>
          </table:table-cell>
          <table:table-cell office:value-type="string" calcext:value-type="string">
            <text:p>stack</text:p>
          </table:table-cell>
          <table:table-cell table:number-columns-repeated="13"/>
        </table:table-row>
        <table:table-row table:style-name="ro1">
          <table:table-cell table:style-name="ce7" office:value-type="float" office:value="250" calcext:value-type="float">
            <text:p>250</text:p>
          </table:table-cell>
          <table:table-cell office:value-type="string" calcext:value-type="string">
            <text:p>tablica komend – adres, do wstaweinai kolejnej, komendy, 0 – jeśli koelka pusta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251-299</text:p>
          </table:table-cell>
          <table:table-cell office:value-type="string" calcext:value-type="string">
            <text:p>komendy do wykoanani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events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  <table:table-cell office:value-type="float" office:value="167" calcext:value-type="float">
            <text:p>167</text:p>
          </table:table-cell>
          <table:table-cell table:formula="of:=[.J40]-[.J39]+[.K39]" office:value-type="float" office:value="24" calcext:value-type="float">
            <text:p>24</text:p>
          </table:table-cell>
          <table:table-cell table:formula="of:=[.J40]-[.J39]+[.L39]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R400-R440– termometry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R451</text:p>
          </table:table-cell>
          <table:table-cell office:value-type="string" calcext:value-type="string">
            <text:p>Max scan time</text:p>
          </table:table-cell>
          <table:table-cell office:value-type="string" calcext:value-type="string">
            <text:p>R4136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R452</text:p>
          </table:table-cell>
          <table:table-cell office:value-type="string" calcext:value-type="string">
            <text:p>Satel – status alarmu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R453</text:p>
          </table:table-cell>
          <table:table-cell office:value-type="string" calcext:value-type="string">
            <text:p>Ilość wywołąn fukcji 131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R480 – R489 - M-BUS program transfer dla WireC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490-R499 – statusuy transmisji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table:formula="of:=[.K47]/[.J47]*[.J48]" office:value-type="float" office:value="10.3636363636364" calcext:value-type="float">
            <text:p>10,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00 - pozostaly czas recznego wlaczenia grzania (w mi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1,502,503 - sumowanie czasu pracy 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minimalna temp. Zewnętrznapodczas do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czas wybiegu pomp – czas pracy pomp CO po zakończeniu grz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temeratura pomieszczenia – granica gór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temperatura pomieszczenia – granica do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ilość załączeń CO podczas dob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0 - pozostały czas do wyłączenia CW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1 - pozostały czas do WŁĄCZENIA CWU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2</text:p>
          </table:table-cell>
          <table:table-cell office:value-type="string" calcext:value-type="string">
            <text:p>temperatura aktualna - „ogolnodomowa”- średnia z temp. Salonu i pokoju Michała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rezerwa dla reszty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4</text:p>
          </table:table-cell>
          <table:table-cell office:value-type="string" calcext:value-type="string">
            <text:p>temp. Ustawiona „domowa” - dla pomieszczeń bez włąsnej temperatu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6</text:p>
          </table:table-cell>
          <table:table-cell office:value-type="string" calcext:value-type="string">
            <text:p>czas włączenia aktualnego uruchomienia pie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ilość przeliczeniowa otwartych zaworów CO i C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ilość chcacych grzać lub wymusić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9</text:p>
          </table:table-cell>
          <table:table-cell office:value-type="string" calcext:value-type="string">
            <text:p>ilość wymuszajacych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CO piec – status</text:p>
          </table:table-cell>
          <table:table-cell table:number-columns-repeated="2"/>
          <table:table-cell office:value-type="string" calcext:value-type="string">
            <text:p>0 – wylaczo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czas wybiegu</text:p>
          </table:table-cell>
          <table:table-cell table:number-columns-repeated="2"/>
          <table:table-cell office:value-type="string" calcext:value-type="string">
            <text:p>1 – rozbieg</text:p>
          </table:table-cell>
          <table:table-cell/>
          <table:table-cell table:style-name="ce17"/>
          <table:table-cell table:number-columns-repeated="5"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temp. Pow. max</text:p>
          </table:table-cell>
          <table:table-cell table:number-columns-repeated="2"/>
          <table:table-cell office:value-type="string" calcext:value-type="string">
            <text:p>2 – praca ciagla (normalna)</text:p>
          </table:table-cell>
          <table:table-cell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R523</text:p>
          </table:table-cell>
          <table:table-cell office:value-type="string" calcext:value-type="string">
            <text:p>temp. Zas. Max</text:p>
          </table:table-cell>
          <table:table-cell table:number-columns-repeated="2"/>
          <table:table-cell office:value-type="string" calcext:value-type="string">
            <text:p>3 – pauza</text:p>
          </table:table-cell>
          <table:table-cell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R524</text:p>
          </table:table-cell>
          <table:table-cell office:value-type="string" calcext:value-type="string">
            <text:p>temp. Zas min</text:p>
          </table:table-cell>
          <table:table-cell table:number-columns-repeated="4"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ilosc max otw. Grzejnikow</text:p>
          </table:table-cell>
          <table:table-cell table:number-columns-repeated="4"/>
          <table:table-cell table:style-name="ce17"/>
          <table:table-cell table:number-columns-repeated="7"/>
          <table:table-cell office:value-type="string" calcext:value-type="string">
            <text:p>Lustro Sypialnia</text:p>
          </table:table-cell>
        </table:table-row>
        <table:table-row table:style-name="ro1">
          <table:table-cell office:value-type="string" calcext:value-type="string">
            <text:p>R526</text:p>
          </table:table-cell>
          <table:table-cell office:value-type="string" calcext:value-type="string">
            <text:p>pozostaly czas recznego wlaczenia KCO</text:p>
          </table:table-cell>
          <table:table-cell table:number-columns-repeated="4"/>
          <table:table-cell table:style-name="ce17"/>
          <table:table-cell table:number-columns-repeated="7"/>
          <table:table-cell office:value-type="string" calcext:value-type="string">
            <text:p>Lustro Łazienka Góra</text:p>
          </table:table-cell>
        </table:table-row>
        <table:table-row table:style-name="ro1"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R527</text:p>
          </table:table-cell>
          <table:table-cell office:value-type="string" calcext:value-type="string">
            <text:p>pozostaly czas recznego wlaczenia KCW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8</text:p>
          </table:table-cell>
          <table:table-cell office:value-type="string" calcext:value-type="string">
            <text:p>Ilość otwartych grzejników przeliczeniowa – wartosc poprzednia</text:p>
          </table:table-cell>
          <table:table-cell table:number-columns-repeated="4"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ilość otw. Grzejników</text:p>
          </table:table-cell>
          <table:table-cell table:number-columns-repeated="4"/>
          <table:table-cell table:style-name="ce17"/>
          <table:table-cell table:number-columns-repeated="8"/>
        </table:table-row>
        <table:table-row table:style-name="ro1"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Mieszacz CP – status </text:p>
          </table:table-cell>
          <table:table-cell/>
          <table:table-cell office:value-type="string" calcext:value-type="string">
            <text:p>0 – praca normalna, 1 – czasowa blokada pomiaru, 2 – w trkacie przestawiania</text:p>
          </table:table-cell>
          <table:table-cell table:number-columns-repeated="2"/>
          <table:table-cell table:style-name="ce17"/>
          <table:table-cell table:number-columns-repeated="5"/>
          <table:table-cell office:value-type="float" office:value="22024" calcext:value-type="float">
            <text:p>22024</text:p>
          </table:table-cell>
          <table:table-cell/>
          <table:table-cell office:value-type="float" office:value="22016" calcext:value-type="float">
            <text:p>22016</text:p>
          </table:table-cell>
        </table:table-row>
        <table:table-row table:style-name="ro1">
          <table:table-cell office:value-type="string" calcext:value-type="string">
            <text:p>R531</text:p>
          </table:table-cell>
          <table:table-cell office:value-type="string" calcext:value-type="string">
            <text:p>Mieszacz CP – counter down 100 m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Mieszacz CP – ustawiona temperaty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Mieszacz CP – ostatnia różnica temperatu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CO – różnica temperatur pieca CO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KCO – temperatora włacz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KCO – temperatura wyłącze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CO – korekta nastawu temperatur – przemarzanie ścia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CO – wskazanie adresu grzejnika do zliczania w petli do statysty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9</text:p>
          </table:table-cell>
          <table:table-cell office:value-type="string" calcext:value-type="string">
            <text:p>CO – wkazaie adresu grzejnika do przelicznia podlogowk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0</text:p>
          </table:table-cell>
          <table:table-cell office:value-type="string" calcext:value-type="string">
            <text:p>Temperatra zewnetrzna – odczyt o 12: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1</text:p>
          </table:table-cell>
          <table:table-cell office:value-type="string" calcext:value-type="string">
            <text:p>Temepratura zewnetrzna – odczyt o 24: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2</text:p>
          </table:table-cell>
          <table:table-cell office:value-type="string" calcext:value-type="string">
            <text:p>Średnia temperatura dobow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3</text:p>
          </table:table-cell>
          <table:table-cell office:value-type="string" calcext:value-type="string">
            <text:p>CO – max floor tem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4</text:p>
          </table:table-cell>
          <table:table-cell office:value-type="string" calcext:value-type="string">
            <text:p>Czy automatycznie ustawiac tempertury pokojow w sterowniku?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45</text:p>
          </table:table-cell>
          <table:table-cell office:value-type="string" calcext:value-type="string">
            <text:p>Tryb wakacyjn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96</text:p>
          </table:table-cell>
          <table:table-cell office:value-type="string" calcext:value-type="string">
            <text:p>- aktualny rejestr D do badania <text:span text:style-name="T1">(</text:span>realokacja adresow<text:span text:style-name="T1">)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7</text:p>
          </table:table-cell>
          <table:table-cell office:value-type="string" calcext:value-type="string">
            <text:p>- numer rejestru D do którego ciagniemy (dolna granica, bo idziemy od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8</text:p>
          </table:table-cell>
          <table:table-cell office:value-type="string" calcext:value-type="string">
            <text:p>- offset na adresie do przesuniecia zapisu (do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9</text:p>
          </table:table-cell>
          <table:table-cell office:value-type="string" calcext:value-type="string">
            <text:p>--offset na wartosci (dla wartosci ktore sa wieksze od zakresu dolnego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600-649</text:p>
          </table:table-cell>
          <table:table-cell office:value-type="string" calcext:value-type="string">
            <text:p>sensors for scan</text:p>
          </table:table-cell>
          <table:table-cell table:number-columns-repeated="12"/>
          <table:table-cell table:formula="of:=[.O82]+[.O81]" office:value-type="float" office:value="22114" calcext:value-type="float">
            <text:p>2211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790</text:p>
          </table:table-cell>
          <table:table-cell office:value-type="string" calcext:value-type="string">
            <text:p>odczyt rekuepratora – rejestry transmis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00-822</text:p>
          </table:table-cell>
          <table:table-cell office:value-type="string" calcext:value-type="string">
            <text:p>rejestry rekuperatora – odczy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25-R828</text:p>
          </table:table-cell>
          <table:table-cell office:value-type="string" calcext:value-type="string">
            <text:p>bajty rekuperaora – odczy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30-842</text:p>
          </table:table-cell>
          <table:table-cell office:value-type="string" calcext:value-type="string">
            <text:p>rejestry do zapi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45-R848</text:p>
          </table:table-cell>
          <table:table-cell office:value-type="string" calcext:value-type="string">
            <text:p>bajty do zapi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50-859</text:p>
          </table:table-cell>
          <table:table-cell office:value-type="string" calcext:value-type="string">
            <text:p>mbus probgram – zapi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60-869</text:p>
          </table:table-cell>
          <table:table-cell office:value-type="string" calcext:value-type="string">
            <text:p>zmienne transmis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0</text:p>
          </table:table-cell>
          <table:table-cell office:value-type="string" calcext:value-type="string">
            <text:p>Komenda odczytu rejestrów input dla funkcji CLINK – edycja ręcz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3</text:p>
          </table:table-cell>
          <table:table-cell office:value-type="string" calcext:value-type="string">
            <text:p>komenda odczytu bajtów – 6 bajtó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9</text:p>
          </table:table-cell>
          <table:table-cell office:value-type="string" calcext:value-type="string">
            <text:p>komenda odczytu bajtów – CR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90 </text:p>
          </table:table-cell>
          <table:table-cell office:value-type="string" calcext:value-type="string">
            <text:p>rejestry operacyjne wykorzystywane przez CLINK (8 rejestrów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00-R947</text:p>
          </table:table-cell>
          <table:table-cell office:value-type="string" calcext:value-type="string">
            <text:p>odczyt bajtów z reku – odpowiedź komendy CLIN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50</text:p>
          </table:table-cell>
          <table:table-cell office:value-type="string" calcext:value-type="string">
            <text:p>Komenda odczytu coils dla funkcji CLINK – edycja ręczna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R951-4</text:p>
          </table:table-cell>
          <table:table-cell office:value-type="string" calcext:value-type="string">
            <text:p>Otwarcie drzwi – zliczani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960</text:p>
          </table:table-cell>
          <table:table-cell office:value-type="string" calcext:value-type="string">
            <text:p>tryb. Gabin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61</text:p>
          </table:table-cell>
          <table:table-cell office:value-type="string" calcext:value-type="string">
            <text:p>tryb. Rekreaacj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998</text:p>
          </table:table-cell>
          <table:table-cell office:value-type="string" calcext:value-type="string">
            <text:p>VOM – licznik czasu bloka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99</text:p>
          </table:table-cell>
          <table:table-cell office:value-type="string" calcext:value-type="string">
            <text:p>VOM – wskazanie numeru dzwięku do odegrania do ode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00-R1010</text:p>
          </table:table-cell>
          <table:table-cell office:value-type="string" calcext:value-type="string">
            <text:p>VOM – numery kolejnych dzwiekow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1011</text:p>
          </table:table-cell>
          <table:table-cell office:value-type="string" calcext:value-type="string">
            <text:p>Ogród – wskaźnik aktualnego elementu program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2</text:p>
          </table:table-cell>
          <table:table-cell office:value-type="string" calcext:value-type="string">
            <text:p>Ogród – odliczanie czasu do kolejnego elemen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3</text:p>
          </table:table-cell>
          <table:table-cell office:value-type="string" calcext:value-type="string">
            <text:p>Ogród – rezerwacja na resztę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5</text:p>
          </table:table-cell>
          <table:table-cell office:value-type="string" calcext:value-type="string">
            <text:p>Ogród – mnożnik cza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6</text:p>
          </table:table-cell>
          <table:table-cell office:value-type="string" calcext:value-type="string">
            <text:p>Ogród – status</text:p>
          </table:table-cell>
          <table:table-cell/>
          <table:table-cell office:value-type="string" calcext:value-type="string">
            <text:p>0 – brak planu wlaczenia, 1 – plan wlaczenia, 2 – dziala, 3 – po zakonczeniu dziala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017</text:p>
          </table:table-cell>
          <table:table-cell office:value-type="string" calcext:value-type="string">
            <text:p>Ogród – czas blokowania statusu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8</text:p>
          </table:table-cell>
          <table:table-cell office:value-type="string" calcext:value-type="string">
            <text:p>Ogrod – status zasilania</text:p>
          </table:table-cell>
          <table:table-cell table:number-columns-repeated="2"/>
          <table:table-cell office:value-type="string" calcext:value-type="string">
            <text:p>0 – jest woda, 1 – brak wody, 2 – studnia pracuje, 3 – siec, ale rozbieg, ….. <text:s/>8 – siec – wlaczenie zawor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019</text:p>
          </table:table-cell>
          <table:table-cell office:value-type="string" calcext:value-type="string">
            <text:p>Ogord – zasilanie – liczni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0,21</text:p>
          </table:table-cell>
          <table:table-cell office:value-type="string" calcext:value-type="string">
            <text:p>Ogród – kolejne pary numer wyjścia, czas pra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2-R1045</text:p>
          </table:table-cell>
          <table:table-cell office:value-type="string" calcext:value-type="string">
            <text:p>Odgród – plan podlew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6</text:p>
          </table:table-cell>
          <table:table-cell office:value-type="string" calcext:value-type="string">
            <text:p>Start podlewania – godz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7</text:p>
          </table:table-cell>
          <table:table-cell office:value-type="string" calcext:value-type="string">
            <text:p>Start podlewania – minu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8</text:p>
          </table:table-cell>
          <table:table-cell office:value-type="string" calcext:value-type="string">
            <text:p>Ogród – kopia susz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9</text:p>
          </table:table-cell>
          <table:table-cell office:value-type="string" calcext:value-type="string">
            <text:p>Ogród – polecenia z HA</text:p>
          </table:table-cell>
          <table:table-cell/>
          <table:table-cell office:value-type="string" calcext:value-type="string">
            <text:p>1 – zmien status planowanai programu, 2 – zmien status zasilania wody, 3 – zmien status uruchomienia programu (start/stop)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Mapa 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 - </text:p>
          </table:table-cell>
          <table:table-cell office:value-type="string" calcext:value-type="string">
            <text:p>odczyt danych reku – rejest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1</text:p>
          </table:table-cell>
          <table:table-cell office:value-type="string" calcext:value-type="string">
            <text:p>zapis danych reku – rejest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</text:p>
          </table:table-cell>
          <table:table-cell office:value-type="string" calcext:value-type="string">
            <text:p>kopiowanie bajtów odczytanych do redagowany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3</text:p>
          </table:table-cell>
          <table:table-cell office:value-type="string" calcext:value-type="string">
            <text:p>zakończono odczyt z rek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4</text:p>
          </table:table-cell>
          <table:table-cell office:value-type="string" calcext:value-type="string">
            <text:p>odczyt danych z reku – b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5</text:p>
          </table:table-cell>
          <table:table-cell office:value-type="string" calcext:value-type="string">
            <text:p>zapis bitów do rek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990</text:p>
          </table:table-cell>
          <table:table-cell office:value-type="string" calcext:value-type="string">
            <text:p>VOM – blokada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1</text:p>
          </table:table-cell>
          <table:table-cell office:value-type="string" calcext:value-type="string">
            <text:p>VOM – stop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2</text:p>
          </table:table-cell>
          <table:table-cell office:value-type="string" calcext:value-type="string">
            <text:p>VoM – ZMIENNA LOKA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00 - reczny tryb grzan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1 - temperatura za wyso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2 - temperatura za nis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3 - grzanie automatyczne wlacz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4 - grzanie wlaczone - zapotrzebowanie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5 – pompy CO, CP</text:p>
          </table:table-cell>
          <table:table-cell table:number-columns-repeated="12"/>
          <table:table-cell table:formula="of:=898+49"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string" calcext:value-type="string">
            <text:p>M1006 – poprzednia wartosc zapotrzebowania 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7 – reczne wymuszenie K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8 – KCO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9 – piec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0 – KCO może grza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1 – KCO powinno grzac na grzejniki, bo są pootwiera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2 – wymuszenie zamykania grzejnik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3 – KCO – konieczność odbioru energii, bo za gorąco (przegrzanie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15 – CWU – zlecenie zbadania czy jest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6 – KCWU – reczne uruchomie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7 – KCWU – grza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8 – KCWU – poprzednie grzani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M1020 – CP mieszacz – poprzedni stan pompy C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1</text:p>
          </table:table-cell>
          <table:table-cell office:value-type="string" calcext:value-type="string">
            <text:p>Uruchom przeliczanie automatyczne nastawinia temperatury podłogów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2</text:p>
          </table:table-cell>
          <table:table-cell office:value-type="string" calcext:value-type="string">
            <text:p>Trwa przeliczanie automatyczne temperatury podlogowek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5</text:p>
          </table:table-cell>
          <table:table-cell office:value-type="string" calcext:value-type="string">
            <text:p>Ogród – włączenie/wylaczenie ogrodu przez even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6</text:p>
          </table:table-cell>
          <table:table-cell office:value-type="string" calcext:value-type="string">
            <text:p>Ogród – wymuszenie zasil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7</text:p>
          </table:table-cell>
          <table:table-cell office:value-type="string" calcext:value-type="string">
            <text:p>Ogród – dzień automatycznego podlewa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1</text:p>
          </table:table-cell>
          <table:table-cell office:value-type="string" calcext:value-type="string">
            <text:p>0,1S prev val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902</text:p>
          </table:table-cell>
          <table:table-cell office:value-type="string" calcext:value-type="string">
            <text:p>1 S prev val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903</text:p>
          </table:table-cell>
          <table:table-cell office:value-type="string" calcext:value-type="string">
            <text:p>60 S prev valu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8 - 1 min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09 - 0,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0 - 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1 – 10 s pulse</text:p>
          </table:table-cell>
          <table:table-cell table:number-columns-repeated="14"/>
        </table:table-row>
      </table:table>
      <table:table table:name="Sensory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Eventy</text:p>
          </table:table-cell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1">
          <table:table-cell office:value-type="string" calcext:value-type="string">
            <text:p>p0 - rodzaj sensora</text:p>
          </table:table-cell>
          <table:table-cell table:number-columns-repeated="9"/>
          <table:table-cell office:value-type="string" calcext:value-type="string">
            <text:p>p1 - numer sensrora (bezwzględny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2 - numer zdarzeni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3 - parametr</text:p>
          </table:table-cell>
        </table:table-row>
        <table:table-row table:style-name="ro1">
          <table:table-cell office:value-type="string" calcext:value-type="string">
            <text:p>p2 - p5 - ilosc zalezna od numeru rodzaju senso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6 - parametry dynamiczne, p2 zawiera ilosc parametrow powyzej 2 podstawowych (co najmniej więc 1)</text:p>
          </table:table-cell>
          <table:table-cell table:number-columns-repeated="9"/>
          <table:table-cell office:value-type="string" calcext:value-type="string">
            <text:p>Eventy - rodzaj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------------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 - BTN_CLICK</text:p>
          </table:table-cell>
        </table:table-row>
        <table:table-row table:style-name="ro1">
          <table:table-cell office:value-type="string" calcext:value-type="string">
            <text:p>Sensory - rodzaje</text:p>
          </table:table-cell>
          <table:table-cell table:number-columns-repeated="9"/>
          <table:table-cell office:value-type="string" calcext:value-type="string">
            <text:p>2 - BTN_CLICKN</text:p>
          </table:table-cell>
        </table:table-row>
        <table:table-row table:style-name="ro1">
          <table:table-cell office:value-type="string" calcext:value-type="string">
            <text:p>-------------------</text:p>
          </table:table-cell>
          <table:table-cell table:number-columns-repeated="9"/>
          <table:table-cell office:value-type="string" calcext:value-type="string">
            <text:p>3 - BTN_PRESS</text:p>
          </table:table-cell>
        </table:table-row>
        <table:table-row table:style-name="ro1">
          <table:table-cell office:value-type="string" calcext:value-type="string">
            <text:p>501 - BUTTON (SNBUTT)</text:p>
          </table:table-cell>
          <table:table-cell table:number-columns-repeated="9"/>
          <table:table-cell office:value-type="string" calcext:value-type="string">
            <text:p>4 - BTN_PRESSN</text:p>
          </table:table-cell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poprzedni stan buttona</text:p>
          </table:table-cell>
          <table:table-cell table:number-columns-repeated="8"/>
          <table:table-cell office:value-type="string" calcext:value-type="string">
            <text:p>5 – TIMER</text:p>
          </table:table-cell>
        </table:table-row>
        <table:table-row table:style-name="ro1">
          <table:table-cell/>
          <table:table-cell office:value-type="string" calcext:value-type="string">
            <text:p>p3 - czas od przycisnie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 - czas od puszczenia</text:p>
          </table:table-cell>
          <table:table-cell table:number-columns-repeated="8"/>
          <table:table-cell office:value-type="string" calcext:value-type="string">
            <text:p>7 – SWITCHED</text:p>
          </table:table-cell>
        </table:table-row>
        <table:table-row table:style-name="ro1">
          <table:table-cell/>
          <table:table-cell office:value-type="string" calcext:value-type="string">
            <text:p>p5 - ilosc pressow</text:p>
          </table:table-cell>
          <table:table-cell table:number-columns-repeated="8"/>
          <table:table-cell office:value-type="string" calcext:value-type="string">
            <text:p>8-SWITCHEDON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9-SWITCHEDOFF</text:p>
          </table:table-cell>
        </table:table-row>
        <table:table-row table:style-name="ro1">
          <table:table-cell office:value-type="string" calcext:value-type="string">
            <text:p>401 <text:s text:c="3"/>- TEMERA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rejestr odczytu temperatu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temperatura ustalo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delta dolnej granicy</text:p>
          </table:table-cell>
          <table:table-cell table:number-columns-repeated="8"/>
          <table:table-cell office:value-type="string" calcext:value-type="string">
            <text:p>11 - TEMP_TOSMAL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2 - TEMP_TOBIG</text:p>
          </table:table-cell>
        </table:table-row>
        <table:table-row table:style-name="ro1">
          <table:table-cell office:value-type="string" calcext:value-type="string">
            <text:p>201 – TIMER (s)</text:p>
          </table:table-cell>
          <table:table-cell table:number-columns-repeated="9"/>
          <table:table-cell office:value-type="string" calcext:value-type="string">
            <text:p>13 – TEMP_BOTTOMHALF</text:p>
          </table:table-cell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8"/>
          <table:table-cell office:value-type="string" calcext:value-type="string">
            <text:p>14 – TEMP_UPPERHALF</text:p>
          </table:table-cell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2 – TIMER (min)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 do event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3 – SWIT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poprzedni stan przełącznik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4 – TIMER (1/10 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</table:table>
      <table:table table:name="Devicy" table:style-name="ta1" table:print="false">
        <table:table-column table:style-name="co2" table:number-columns-repeated="1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vicy</text:p>
          </table:table-cell>
          <table:table-cell table:number-columns-repeated="9"/>
          <table:table-cell office:value-type="string" calcext:value-type="string">
            <text:p>Komend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 - rodzaj urzadzenia</text:p>
          </table:table-cell>
          <table:table-cell table:number-columns-repeated="9"/>
          <table:table-cell office:value-type="string" calcext:value-type="string">
            <text:p>101 - LIGHT_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 - numer wyjscia</text:p>
          </table:table-cell>
          <table:table-cell table:number-columns-repeated="9"/>
          <table:table-cell office:value-type="string" calcext:value-type="string">
            <text:p>102 - LIGHT_OFF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vicy - rodzaj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01 - LIGHT (oświetlenie jednopunktowe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02 - LIGHT z AUTO WYLACZENIEM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2 - czas wylaczenia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03 – LIGHT GROUP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ilość lamp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zas autowylaczenia (od momentu ostatniej zmiany)(sec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sensor timer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Wartość startowa (click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Tryb 0 – dolaczanie, 1 – rotacja, 2 – pierwszy i reszt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Lampa 1 wejści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Lampa 2 wejści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Lampa n wejście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04 – BLINK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numer wysjci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adres sensora timera sterująceg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aktualny tryb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0 – wyłączony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 – light on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 – fast blinki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 – fast 2 blinki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4 – fast 3 blinki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5 – slow blinki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6 – 10s blingin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aktualna faza programu, 0 – inicjacja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 table:visibility="collapse">
          <table:table-cell office:value-type="string" calcext:value-type="string">
            <text:p>011 - HEATER</text:p>
          </table:table-cell>
          <table:table-cell office:value-type="string" calcext:value-type="string">
            <text:p>(OLD)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2 – status grzania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office:value-type="string" calcext:value-type="string">
            <text:p>0 – brak grzania (zamknięty)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1 – gotowość grzania (otwarty)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2 – polecenie grzania (otwarty) – w czasie minimalnym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3 – polecenie grzania (otwary) – po czasie minimalnym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4 – w trakcie grzania wymuszonego (otwarty)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5 – w trakcie grzania (otwary) – temepratura osiagnieta, ale nie było czasu minimalnego, czekam na czas minimalny</text:p>
          </table:table-cell>
          <table:table-cell table:number-columns-repeated="13"/>
        </table:table-row>
        <table:table-row table:style-name="ro1" table:visibility="collapse">
          <table:table-cell/>
          <table:table-cell office:value-type="string" calcext:value-type="string">
            <text:p><text:s/>- starszy bajt</text:p>
          </table:table-cell>
          <table:table-cell table:number-columns-repeated="14"/>
        </table:table-row>
        <table:table-row table:style-name="ro1" table:visibility="collapse">
          <table:table-cell table:number-columns-repeated="2"/>
          <table:table-cell office:value-type="string" calcext:value-type="string">
            <text:p>0 – temperatura za niska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1 – temperatura za wysoka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2 – temperatura powyżej połowy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3 – temepratura poniżej połowy</text:p>
          </table:table-cell>
          <table:table-cell table:number-columns-repeated="13"/>
        </table:table-row>
        <table:table-row table:style-name="ro1" table:visibility="collapse">
          <table:table-cell/>
          <table:table-cell office:value-type="string" calcext:value-type="string">
            <text:p>P3 – sensor termometru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4 – sensor timera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3 – czas grzania wymuszonego (min)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4 – czas maksymalny grzania (min)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5 – czas minimalny grzania (min)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6- temperatura ustawiona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7- delta górna</text:p>
          </table:table-cell>
          <table:table-cell table:number-columns-repeated="14"/>
        </table:table-row>
        <table:table-row table:style-name="ro1" table:visibility="collapse">
          <table:table-cell/>
          <table:table-cell office:value-type="string" calcext:value-type="string">
            <text:p>P8 – delta dolna</text:p>
          </table:table-cell>
          <table:table-cell table:number-columns-repeated="14"/>
        </table:table-row>
        <table:table-row table:style-name="ro1" table:visibility="collapse">
          <table:table-cell table:number-columns-repeated="16"/>
        </table:table-row>
        <table:table-row table:style-name="ro1">
          <table:table-cell office:value-type="string" calcext:value-type="string">
            <text:p>021 – ROLE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P1 – wyjście dół</text:p>
          </table:table-cell>
          <table:table-cell table:number-columns-repeated="3"/>
          <table:table-cell office:value-type="string" calcext:value-type="string">
            <text:p>R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P2 – wyjście góra</text:p>
          </table:table-cell>
          <table:table-cell table:number-columns-repeated="3"/>
          <table:table-cell office:value-type="string" calcext:value-type="string">
            <text:p>R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P3 – całowity czas otwarcia/zamknięcia (1/10s)</text:p>
          </table:table-cell>
          <table:table-cell table:number-columns-repeated="3"/>
          <table:table-cell office:value-type="string" calcext:value-type="string">
            <text:p>R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P4 – aktualny tryb pracy</text:p>
          </table:table-cell>
          <table:table-cell table:number-columns-repeated="3"/>
          <table:table-cell office:value-type="string" calcext:value-type="string">
            <text:p>R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0 – otwarta (góra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 – ruch w górę (częściowo otwarta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 – ruch w dół (czesciowo otwarta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 – zamknię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P5 – pozycja zamknięcia (w 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P6 – adres sensora timera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022 – ROLETY GRUP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1 – ilość rolet – razem z roletą wiodacą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2 – adres rolety wiodącej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3 – adres rolety 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3 – adres rolety 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14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031 – HEATER 1</text:p>
          </table:table-cell>
          <table:table-cell office:value-type="string" calcext:value-type="string">
            <text:p>HEATER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 - numer wyjscia grzejnik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2 – aktualny statys grzejnika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0 – sterowanie ręczn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 – automatyczne grzanie krytyczn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 – automatycznie grzani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 – automatycznie otwary – ale bez grzani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4 – automatycznie zamknięty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3 – rodzaj grzejnika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1 – grzejnik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 – podlogowk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 – grzejnik niesterujacy (nie uwzględniony przy „chce grzać”, jedynei przy wychłodzeniu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4 – adres temeratury – numer rejestru 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5 – temperatura zadan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6 – ilosc czasu (10 s) do wylaczenia wymuszonego grzani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7 – czas początkowy grzania wymuszonego (w 10 s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8 – adres blik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9 – mnoznik krzywej grzania dla podlogowek (jeśli 0 to 100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0 – adres temperatury akt. <text:s/>Pokoju (dla podłogowek) – RXXX, gdzie R to termoment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1 – adres nastawionej temperatury pokoju , DXXXX – adres komórki gdzie jest ta warto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2 – wolny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Device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Temperatura pokoju akt.</text:p>
          </table:table-cell>
          <table:table-cell office:value-type="string" calcext:value-type="string">
            <text:p>Temperatura pok. nast.</text:p>
          </table:table-cell>
          <table:table-cell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pod. kuchnia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9" calcext:value-type="float">
            <text:p>419</text:p>
          </table:table-cell>
          <table:table-cell table:style-name="ce17" office:value-type="float" office:value="1827" calcext:value-type="float">
            <text:p>1827</text:p>
          </table:table-cell>
          <table:table-cell table:style-name="ce18" table:formula="of:=[.F106]+2" office:value-type="float" office:value="1829" calcext:value-type="float">
            <text:p>1829</text:p>
          </table:table-cell>
          <table:table-cell table:formula="of:=[.G106]+3" office:value-type="float" office:value="1832" calcext:value-type="float">
            <text:p>1832</text:p>
          </table:table-cell>
          <table:table-cell table:formula="of:=[.H106]+1" office:value-type="float" office:value="1833" calcext:value-type="float">
            <text:p>1833</text:p>
          </table:table-cell>
          <table:table-cell table:formula="of:=[.I106]+1" office:value-type="float" office:value="1834" calcext:value-type="float">
            <text:p>1834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1422" calcext:value-type="float">
            <text:p>1422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pod. Hall parter</text:p>
          </table:table-cell>
          <table:table-cell/>
          <table:table-cell office:value-type="float" office:value="401" calcext:value-type="float">
            <text:p>401</text:p>
          </table:table-cell>
          <table:table-cell/>
          <table:table-cell table:style-name="ce17" table:formula="of:=[.F106]+13" office:value-type="float" office:value="1840" calcext:value-type="float">
            <text:p>1840</text:p>
          </table:table-cell>
          <table:table-cell table:style-name="ce18" table:formula="of:=[.F107]+2" office:value-type="float" office:value="1842" calcext:value-type="float">
            <text:p>1842</text:p>
          </table:table-cell>
          <table:table-cell table:formula="of:=[.G107]+3" office:value-type="float" office:value="1845" calcext:value-type="float">
            <text:p>1845</text:p>
          </table:table-cell>
          <table:table-cell table:formula="of:=[.H107]+1" office:value-type="float" office:value="1846" calcext:value-type="float">
            <text:p>1846</text:p>
          </table:table-cell>
          <table:table-cell table:formula="of:=[.I107]+1" office:value-type="float" office:value="1847" calcext:value-type="float">
            <text:p>1847</text:p>
          </table:table-cell>
          <table:table-cell office:value-type="float" office:value="21" calcext:value-type="float">
            <text:p>21</text:p>
          </table:table-cell>
          <table:table-cell table:style-name="ce20" office:value-type="float" office:value="1427" calcext:value-type="float">
            <text:p>1427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pod. rekraacja</text:p>
          </table:table-cell>
          <table:table-cell table:number-columns-repeated="3"/>
          <table:table-cell table:style-name="ce17"/>
          <table:table-cell table:style-name="ce18"/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3</text:p>
          </table:table-cell>
          <table:table-cell office:value-type="string" calcext:value-type="string">
            <text:p>pod. lazienka dol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style-name="ce17" table:formula="of:=[.F107]+13" office:value-type="float" office:value="1853" calcext:value-type="float">
            <text:p>1853</text:p>
          </table:table-cell>
          <table:table-cell table:style-name="ce18" table:formula="of:=[.F109]+2" office:value-type="float" office:value="1855" calcext:value-type="float">
            <text:p>1855</text:p>
          </table:table-cell>
          <table:table-cell table:formula="of:=[.G109]+3" office:value-type="float" office:value="1858" calcext:value-type="float">
            <text:p>1858</text:p>
          </table:table-cell>
          <table:table-cell table:formula="of:=[.H109]+1" office:value-type="float" office:value="1859" calcext:value-type="float">
            <text:p>1859</text:p>
          </table:table-cell>
          <table:table-cell table:formula="of:=[.I109]+1" office:value-type="float" office:value="1860" calcext:value-type="float">
            <text:p>1860</text:p>
          </table:table-cell>
          <table:table-cell office:value-type="float" office:value="23" calcext:value-type="float">
            <text:p>23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P109]+5" office:value-type="float" office:value="1975" calcext:value-type="float">
            <text:p>1975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R524</text:p>
          </table:table-cell>
          <table:table-cell office:value-type="string" calcext:value-type="string">
            <text:p>pod. wiatrolap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  <table:table-cell table:style-name="ce17" table:formula="of:=[.F109]+13" office:value-type="float" office:value="1866" calcext:value-type="float">
            <text:p>1866</text:p>
          </table:table-cell>
          <table:table-cell table:style-name="ce18" table:formula="of:=[.F110]+2" office:value-type="float" office:value="1868" calcext:value-type="float">
            <text:p>1868</text:p>
          </table:table-cell>
          <table:table-cell table:formula="of:=[.G110]+3" office:value-type="float" office:value="1871" calcext:value-type="float">
            <text:p>1871</text:p>
          </table:table-cell>
          <table:table-cell table:formula="of:=[.H110]+1" office:value-type="float" office:value="1872" calcext:value-type="float">
            <text:p>1872</text:p>
          </table:table-cell>
          <table:table-cell table:formula="of:=[.I110]+1" office:value-type="float" office:value="1873" calcext:value-type="float">
            <text:p>1873</text:p>
          </table:table-cell>
          <table:table-cell office:value-type="float" office:value="24" calcext:value-type="float">
            <text:p>24</text:p>
          </table:table-cell>
          <table:table-cell office:value-type="float" office:value="1437" calcext:value-type="float">
            <text:p>1437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grzejnik salon kanal duz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7" office:value-type="float" office:value="1918" calcext:value-type="float">
            <text:p>1918</text:p>
          </table:table-cell>
          <table:table-cell table:style-name="ce18" table:formula="of:=[.F111]+2" office:value-type="float" office:value="1920" calcext:value-type="float">
            <text:p>1920</text:p>
          </table:table-cell>
          <table:table-cell table:formula="of:=[.G111]+3" office:value-type="float" office:value="1923" calcext:value-type="float">
            <text:p>1923</text:p>
          </table:table-cell>
          <table:table-cell table:formula="of:=[.H111]+1" office:value-type="float" office:value="1924" calcext:value-type="float">
            <text:p>1924</text:p>
          </table:table-cell>
          <table:table-cell table:formula="of:=[.I111]+1" office:value-type="float" office:value="1925" calcext:value-type="float">
            <text:p>1925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6</text:p>
          </table:table-cell>
          <table:table-cell office:value-type="string" calcext:value-type="string">
            <text:p>grzejnik salon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7" office:value-type="float" office:value="1931" calcext:value-type="float">
            <text:p>1931</text:p>
          </table:table-cell>
          <table:table-cell table:style-name="ce18" table:formula="of:=[.F112]+2" office:value-type="float" office:value="1933" calcext:value-type="float">
            <text:p>1933</text:p>
          </table:table-cell>
          <table:table-cell table:formula="of:=[.G112]+3" office:value-type="float" office:value="1936" calcext:value-type="float">
            <text:p>1936</text:p>
          </table:table-cell>
          <table:table-cell table:formula="of:=[.H112]+1" office:value-type="float" office:value="1937" calcext:value-type="float">
            <text:p>1937</text:p>
          </table:table-cell>
          <table:table-cell table:formula="of:=[.I112]+1" office:value-type="float" office:value="1938" calcext:value-type="float">
            <text:p>1938</text:p>
          </table:table-cell>
          <table:table-cell office:value-type="float" office:value="26" calcext:value-type="float">
            <text:p>26</text:p>
          </table:table-cell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27</text:p>
          </table:table-cell>
          <table:table-cell office:value-type="string" calcext:value-type="string">
            <text:p>grzejnik salon kanał mał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7" office:value-type="float" office:value="1944" calcext:value-type="float">
            <text:p>1944</text:p>
          </table:table-cell>
          <table:table-cell table:style-name="ce18" table:formula="of:=[.F113]+2" office:value-type="float" office:value="1946" calcext:value-type="float">
            <text:p>1946</text:p>
          </table:table-cell>
          <table:table-cell table:formula="of:=[.G113]+3" office:value-type="float" office:value="1949" calcext:value-type="float">
            <text:p>1949</text:p>
          </table:table-cell>
          <table:table-cell table:formula="of:=[.H113]+1" office:value-type="float" office:value="1950" calcext:value-type="float">
            <text:p>1950</text:p>
          </table:table-cell>
          <table:table-cell table:formula="of:=[.I113]+1" office:value-type="float" office:value="1951" calcext:value-type="float">
            <text:p>1951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8</text:p>
          </table:table-cell>
          <table:table-cell office:value-type="string" calcext:value-type="string">
            <text:p>pusty</text:p>
          </table:table-cell>
          <table:table-cell table:number-columns-repeated="3"/>
          <table:table-cell table:style-name="ce17"/>
          <table:table-cell table:style-name="ce18"/>
          <table:table-cell table:number-columns-repeated="9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pusty</text:p>
          </table:table-cell>
          <table:table-cell table:number-columns-repeated="3"/>
          <table:table-cell table:style-name="ce17"/>
          <table:table-cell table:style-name="ce18"/>
          <table:table-cell table:number-columns-repeated="9"/>
        </table:table-row>
        <table:table-row table:style-name="ro1">
          <table:table-cell table:number-columns-repeated="5"/>
          <table:table-cell table:style-name="ce17"/>
          <table:table-cell table:style-name="ce18"/>
          <table:table-cell table:number-columns-repeated="9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grz. Gabinet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table:style-name="ce17" office:value-type="float" office:value="1957" calcext:value-type="float">
            <text:p>1957</text:p>
          </table:table-cell>
          <table:table-cell table:style-name="ce18" table:formula="of:=[.F117]+2" office:value-type="float" office:value="1959" calcext:value-type="float">
            <text:p>1959</text:p>
          </table:table-cell>
          <table:table-cell table:formula="of:=[.G117]+3" office:value-type="float" office:value="1962" calcext:value-type="float">
            <text:p>1962</text:p>
          </table:table-cell>
          <table:table-cell table:formula="of:=[.H117]+1" office:value-type="float" office:value="1963" calcext:value-type="float">
            <text:p>1963</text:p>
          </table:table-cell>
          <table:table-cell table:formula="of:=[.I117]+1" office:value-type="float" office:value="1964" calcext:value-type="float">
            <text:p>1964</text:p>
          </table:table-cell>
          <table:table-cell office:value-type="float" office:value="30" calcext:value-type="float">
            <text:p>30</text:p>
          </table:table-cell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1</text:p>
          </table:table-cell>
          <table:table-cell office:value-type="string" calcext:value-type="string">
            <text:p>grze. Rekreacja dol</text:p>
          </table:table-cell>
          <table:table-cell table:number-columns-repeated="3"/>
          <table:table-cell table:style-name="ce17"/>
          <table:table-cell table:style-name="ce18"/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grz. Kotłownia</text:p>
          </table:table-cell>
          <table:table-cell table:number-columns-repeated="3"/>
          <table:table-cell table:style-name="ce17"/>
          <table:table-cell table:style-name="ce18"/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grz. Rekraacja m</text:p>
          </table:table-cell>
          <table:table-cell table:number-columns-repeated="3"/>
          <table:table-cell table:style-name="ce17"/>
          <table:table-cell table:style-name="ce18"/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grz. Lazienak Dół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table:style-name="ce17" office:value-type="float" office:value="1970" calcext:value-type="float">
            <text:p>1970</text:p>
          </table:table-cell>
          <table:table-cell table:style-name="ce18" table:formula="of:=[.F121]+2" office:value-type="float" office:value="1972" calcext:value-type="float">
            <text:p>1972</text:p>
          </table:table-cell>
          <table:table-cell table:formula="of:=[.G121]+3" office:value-type="float" office:value="1975" calcext:value-type="float">
            <text:p>1975</text:p>
          </table:table-cell>
          <table:table-cell table:formula="of:=[.H121]+1" office:value-type="float" office:value="1976" calcext:value-type="float">
            <text:p>1976</text:p>
          </table:table-cell>
          <table:table-cell table:formula="of:=[.I121]+1" office:value-type="float" office:value="1977" calcext:value-type="float">
            <text:p>1977</text:p>
          </table:table-cell>
          <table:table-cell office:value-type="float" office:value="34" calcext:value-type="float">
            <text:p>34</text:p>
          </table:table-cell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grz. Korytarz/taras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table:style-name="ce17" office:value-type="float" office:value="1983" calcext:value-type="float">
            <text:p>1983</text:p>
          </table:table-cell>
          <table:table-cell table:style-name="ce18" table:formula="of:=[.F122]+2" office:value-type="float" office:value="1985" calcext:value-type="float">
            <text:p>1985</text:p>
          </table:table-cell>
          <table:table-cell table:formula="of:=[.G122]+3" office:value-type="float" office:value="1988" calcext:value-type="float">
            <text:p>1988</text:p>
          </table:table-cell>
          <table:table-cell table:formula="of:=[.H122]+1" office:value-type="float" office:value="1989" calcext:value-type="float">
            <text:p>1989</text:p>
          </table:table-cell>
          <table:table-cell table:formula="of:=[.I122]+1" office:value-type="float" office:value="1990" calcext:value-type="float">
            <text:p>1990</text:p>
          </table:table-cell>
          <table:table-cell office:value-type="float" office:value="35" calcext:value-type="float">
            <text:p>35</text:p>
          </table:table-cell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grz. Łaz, Góra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table:style-name="ce17" office:value-type="float" office:value="1996" calcext:value-type="float">
            <text:p>1996</text:p>
          </table:table-cell>
          <table:table-cell table:style-name="ce18" table:formula="of:=[.F123]+2" office:value-type="float" office:value="1998" calcext:value-type="float">
            <text:p>1998</text:p>
          </table:table-cell>
          <table:table-cell table:formula="of:=[.G123]+3" office:value-type="float" office:value="2001" calcext:value-type="float">
            <text:p>2001</text:p>
          </table:table-cell>
          <table:table-cell table:formula="of:=[.H123]+1" office:value-type="float" office:value="2002" calcext:value-type="float">
            <text:p>2002</text:p>
          </table:table-cell>
          <table:table-cell table:formula="of:=[.I123]+1" office:value-type="float" office:value="2003" calcext:value-type="float">
            <text:p>2003</text:p>
          </table:table-cell>
          <table:table-cell office:value-type="float" office:value="36" calcext:value-type="float">
            <text:p>36</text:p>
          </table:table-cell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grz. Hall góra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table:style-name="ce17" office:value-type="float" office:value="2009" calcext:value-type="float">
            <text:p>2009</text:p>
          </table:table-cell>
          <table:table-cell table:style-name="ce18" table:formula="of:=[.F124]+2" office:value-type="float" office:value="2011" calcext:value-type="float">
            <text:p>2011</text:p>
          </table:table-cell>
          <table:table-cell table:formula="of:=[.G124]+3" office:value-type="float" office:value="2014" calcext:value-type="float">
            <text:p>2014</text:p>
          </table:table-cell>
          <table:table-cell table:formula="of:=[.H124]+1" office:value-type="float" office:value="2015" calcext:value-type="float">
            <text:p>2015</text:p>
          </table:table-cell>
          <table:table-cell table:formula="of:=[.I124]+1"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grz. Pok 3</text:p>
          </table:table-cell>
          <table:table-cell/>
          <table:table-cell office:value-type="float" office:value="416" calcext:value-type="float">
            <text:p>416</text:p>
          </table:table-cell>
          <table:table-cell/>
          <table:table-cell table:style-name="ce17" office:value-type="float" office:value="2022" calcext:value-type="float">
            <text:p>2022</text:p>
          </table:table-cell>
          <table:table-cell table:style-name="ce18" table:formula="of:=[.F125]+2" office:value-type="float" office:value="2024" calcext:value-type="float">
            <text:p>2024</text:p>
          </table:table-cell>
          <table:table-cell table:formula="of:=[.G125]+3" office:value-type="float" office:value="2027" calcext:value-type="float">
            <text:p>2027</text:p>
          </table:table-cell>
          <table:table-cell table:formula="of:=[.H125]+1" office:value-type="float" office:value="2028" calcext:value-type="float">
            <text:p>2028</text:p>
          </table:table-cell>
          <table:table-cell table:formula="of:=[.I125]+1" office:value-type="float" office:value="2029" calcext:value-type="float">
            <text:p>2029</text:p>
          </table:table-cell>
          <table:table-cell office:value-type="float" office:value="38" calcext:value-type="float">
            <text:p>38</text:p>
          </table:table-cell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9</text:p>
          </table:table-cell>
          <table:table-cell office:value-type="string" calcext:value-type="string">
            <text:p>grz. Pok 2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table:style-name="ce17" office:value-type="float" office:value="2035" calcext:value-type="float">
            <text:p>2035</text:p>
          </table:table-cell>
          <table:table-cell table:style-name="ce18" table:formula="of:=[.F126]+2" office:value-type="float" office:value="2037" calcext:value-type="float">
            <text:p>2037</text:p>
          </table:table-cell>
          <table:table-cell table:formula="of:=[.G126]+3" office:value-type="float" office:value="2040" calcext:value-type="float">
            <text:p>2040</text:p>
          </table:table-cell>
          <table:table-cell table:formula="of:=[.H126]+1" office:value-type="float" office:value="2041" calcext:value-type="float">
            <text:p>2041</text:p>
          </table:table-cell>
          <table:table-cell table:formula="of:=[.I126]+1" office:value-type="float" office:value="2042" calcext:value-type="float">
            <text:p>2042</text:p>
          </table:table-cell>
          <table:table-cell office:value-type="float" office:value="39" calcext:value-type="float">
            <text:p>39</text:p>
          </table:table-cell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/>
          <table:table-cell table:style-name="ce18"/>
          <table:table-cell table:number-columns-repeated="9"/>
        </table:table-row>
        <table:table-row table:style-name="ro1">
          <table:table-cell office:value-type="string" calcext:value-type="string">
            <text:p>R540</text:p>
          </table:table-cell>
          <table:table-cell office:value-type="string" calcext:value-type="string">
            <text:p>pod. Pralnia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23" calcext:value-type="float">
            <text:p>423</text:p>
          </table:table-cell>
          <table:table-cell table:style-name="ce17" office:value-type="float" office:value="1879" calcext:value-type="float">
            <text:p>1879</text:p>
          </table:table-cell>
          <table:table-cell table:style-name="ce18" table:formula="of:=[.F128]+2" office:value-type="float" office:value="1881" calcext:value-type="float">
            <text:p>1881</text:p>
          </table:table-cell>
          <table:table-cell table:formula="of:=[.G128]+3" office:value-type="float" office:value="1884" calcext:value-type="float">
            <text:p>1884</text:p>
          </table:table-cell>
          <table:table-cell table:formula="of:=[.H128]+1" office:value-type="float" office:value="1885" calcext:value-type="float">
            <text:p>1885</text:p>
          </table:table-cell>
          <table:table-cell table:formula="of:=[.I128]+1" office:value-type="float" office:value="1886" calcext:value-type="float">
            <text:p>1886</text:p>
          </table:table-cell>
          <table:table-cell office:value-type="float" office:value="40" calcext:value-type="float">
            <text:p>40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541</text:p>
          </table:table-cell>
          <table:table-cell office:value-type="string" calcext:value-type="string">
            <text:p>pod. Lazienka Gór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table:style-name="ce17" office:value-type="float" office:value="1892" calcext:value-type="float">
            <text:p>1892</text:p>
          </table:table-cell>
          <table:table-cell table:style-name="ce18" table:formula="of:=[.F129]+2" office:value-type="float" office:value="1894" calcext:value-type="float">
            <text:p>1894</text:p>
          </table:table-cell>
          <table:table-cell table:formula="of:=[.G129]+3" office:value-type="float" office:value="1897" calcext:value-type="float">
            <text:p>1897</text:p>
          </table:table-cell>
          <table:table-cell table:formula="of:=[.H129]+1" office:value-type="float" office:value="1898" calcext:value-type="float">
            <text:p>1898</text:p>
          </table:table-cell>
          <table:table-cell table:formula="of:=[.I129]+1" office:value-type="float" office:value="1899" calcext:value-type="float">
            <text:p>1899</text:p>
          </table:table-cell>
          <table:table-cell office:value-type="float" office:value="41" calcext:value-type="float">
            <text:p>41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[.P129]+5" office:value-type="float" office:value="2001" calcext:value-type="float">
            <text:p>200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R542</text:p>
          </table:table-cell>
          <table:table-cell office:value-type="string" calcext:value-type="string">
            <text:p>pod. Łazienka Sypialnia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table:style-name="ce17" office:value-type="float" office:value="1905" calcext:value-type="float">
            <text:p>1905</text:p>
          </table:table-cell>
          <table:table-cell table:style-name="ce18" table:formula="of:=[.F130]+2" office:value-type="float" office:value="1907" calcext:value-type="float">
            <text:p>1907</text:p>
          </table:table-cell>
          <table:table-cell table:formula="of:=[.G130]+3" office:value-type="float" office:value="1910" calcext:value-type="float">
            <text:p>1910</text:p>
          </table:table-cell>
          <table:table-cell table:formula="of:=[.H130]+1" office:value-type="float" office:value="1911" calcext:value-type="float">
            <text:p>1911</text:p>
          </table:table-cell>
          <table:table-cell table:formula="of:=[.I130]+1" office:value-type="float" office:value="1912" calcext:value-type="float">
            <text:p>1912</text:p>
          </table:table-cell>
          <table:table-cell office:value-type="float" office:value="42" calcext:value-type="float">
            <text:p>42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float" office:value="408" calcext:value-type="float">
            <text:p>408</text:p>
          </table:table-cell>
          <table:table-cell table:formula="of:=[.P130]+5" office:value-type="float" office:value="2079" calcext:value-type="float">
            <text:p>2079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table:number-columns-repeated="5"/>
          <table:table-cell table:style-name="ce17"/>
          <table:table-cell table:style-name="ce18"/>
          <table:table-cell table:number-columns-repeated="9"/>
        </table:table-row>
        <table:table-row table:style-name="ro1">
          <table:table-cell office:value-type="string" calcext:value-type="string">
            <text:p>R548</text:p>
          </table:table-cell>
          <table:table-cell office:value-type="string" calcext:value-type="string">
            <text:p>grz, Pokój 1</text:p>
          </table:table-cell>
          <table:table-cell/>
          <table:table-cell office:value-type="float" office:value="414" calcext:value-type="float">
            <text:p>414</text:p>
          </table:table-cell>
          <table:table-cell/>
          <table:table-cell table:style-name="ce17" office:value-type="float" office:value="2048" calcext:value-type="float">
            <text:p>2048</text:p>
          </table:table-cell>
          <table:table-cell table:style-name="ce18" table:formula="of:=[.F132]+2" office:value-type="float" office:value="2050" calcext:value-type="float">
            <text:p>2050</text:p>
          </table:table-cell>
          <table:table-cell table:formula="of:=[.G132]+3" office:value-type="float" office:value="2053" calcext:value-type="float">
            <text:p>2053</text:p>
          </table:table-cell>
          <table:table-cell table:formula="of:=[.H132]+1" office:value-type="float" office:value="2054" calcext:value-type="float">
            <text:p>2054</text:p>
          </table:table-cell>
          <table:table-cell table:formula="of:=[.I132]+1" office:value-type="float" office:value="2055" calcext:value-type="float">
            <text:p>2055</text:p>
          </table:table-cell>
          <table:table-cell office:value-type="float" office:value="48" calcext:value-type="float">
            <text:p>48</text:p>
          </table:table-cell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49</text:p>
          </table:table-cell>
          <table:table-cell office:value-type="string" calcext:value-type="string">
            <text:p>grz. Sypialnia</text:p>
          </table:table-cell>
          <table:table-cell/>
          <table:table-cell office:value-type="float" office:value="417" calcext:value-type="float">
            <text:p>417</text:p>
          </table:table-cell>
          <table:table-cell/>
          <table:table-cell table:style-name="ce17" office:value-type="float" office:value="2061" calcext:value-type="float">
            <text:p>2061</text:p>
          </table:table-cell>
          <table:table-cell table:style-name="ce18" table:formula="of:=[.F133]+2" office:value-type="float" office:value="2063" calcext:value-type="float">
            <text:p>2063</text:p>
          </table:table-cell>
          <table:table-cell table:formula="of:=[.G133]+3" office:value-type="float" office:value="2066" calcext:value-type="float">
            <text:p>2066</text:p>
          </table:table-cell>
          <table:table-cell table:formula="of:=[.H133]+1" office:value-type="float" office:value="2067" calcext:value-type="float">
            <text:p>2067</text:p>
          </table:table-cell>
          <table:table-cell table:formula="of:=[.I133]+1" office:value-type="float" office:value="2068" calcext:value-type="float">
            <text:p>2068</text:p>
          </table:table-cell>
          <table:table-cell office:value-type="float" office:value="49" calcext:value-type="float">
            <text:p>49</text:p>
          </table:table-cell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50</text:p>
          </table:table-cell>
          <table:table-cell office:value-type="string" calcext:value-type="string">
            <text:p>grz. Garderoba</text:p>
          </table:table-cell>
          <table:table-cell table:number-columns-repeated="3"/>
          <table:table-cell table:style-name="ce17"/>
          <table:table-cell table:style-name="ce18"/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51</text:p>
          </table:table-cell>
          <table:table-cell office:value-type="string" calcext:value-type="string">
            <text:p>grz. Lazienka sypialnia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table:style-name="ce17" office:value-type="float" office:value="2074" calcext:value-type="float">
            <text:p>2074</text:p>
          </table:table-cell>
          <table:table-cell table:style-name="ce18" table:formula="of:=[.F135]+2" office:value-type="float" office:value="2076" calcext:value-type="float">
            <text:p>2076</text:p>
          </table:table-cell>
          <table:table-cell table:formula="of:=[.G135]+3" office:value-type="float" office:value="2079" calcext:value-type="float">
            <text:p>2079</text:p>
          </table:table-cell>
          <table:table-cell table:formula="of:=[.H135]+1" office:value-type="float" office:value="2080" calcext:value-type="float">
            <text:p>2080</text:p>
          </table:table-cell>
          <table:table-cell table:formula="of:=[.I135]+1" office:value-type="float" office:value="2081" calcext:value-type="float">
            <text:p>2081</text:p>
          </table:table-cell>
          <table:table-cell office:value-type="float" office:value="51" calcext:value-type="float">
            <text:p>51</text:p>
          </table:table-cell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 table:number-rows-repeated="7">
          <table:table-cell table:number-columns-repeated="16"/>
        </table:table-row>
        <table:table-row table:style-name="ro1">
          <table:table-cell/>
          <table:table-cell office:value-type="string" calcext:value-type="string">
            <text:p>R37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R2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. zewn</text:p>
          </table:table-cell>
          <table:table-cell office:value-type="string" calcext:value-type="string">
            <text:p>t. nast. Pom</text:p>
          </table:table-cell>
          <table:table-cell office:value-type="string" calcext:value-type="string">
            <text:p>t. aktu.pom</text:p>
          </table:table-cell>
          <table:table-cell office:value-type="string" calcext:value-type="string">
            <text:p>Wsp. krzywej</text:p>
          </table:table-cell>
          <table:table-cell table:number-columns-repeated="2"/>
          <table:table-cell office:value-type="string" calcext:value-type="string">
            <text:p>korekta</text:p>
          </table:table-cell>
          <table:table-cell office:value-type="string" calcext:value-type="string">
            <text:p>ronica otoczenie</text:p>
          </table:table-cell>
          <table:table-cell office:value-type="string" calcext:value-type="string">
            <text:p>roznica nastawienie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025" calcext:value-type="float">
            <text:p>2025</text:p>
          </table:table-cell>
          <table:table-cell office:value-type="float" office:value="2225" calcext:value-type="float">
            <text:p>2225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19" table:formula="of:=ROUND([.C145]+(([.C145]-[.B145]-[.H145])/[.I145]+([.C145]-[.D145])/[.J145])*[.E145]/100)/100" office:value-type="float" office:value="22.5" calcext:value-type="float">
            <text:p>22,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0" calcext:value-type="float">
            <text:p>-500</text:p>
          </table:table-cell>
          <table:table-cell table:formula="of:=[.C145]" office:value-type="float" office:value="2025" calcext:value-type="float">
            <text:p>2025</text:p>
          </table:table-cell>
          <table:table-cell table:formula="of:=[.D145]" office:value-type="float" office:value="2225" calcext:value-type="float">
            <text:p>2225</text:p>
          </table:table-cell>
          <table:table-cell table:formula="of:=[.E145]" office:value-type="float" office:value="110" calcext:value-type="float">
            <text:p>110</text:p>
          </table:table-cell>
          <table:table-cell/>
          <table:table-cell table:style-name="ce19" table:formula="of:=ROUND([.C146]+(([.C146]-[.B146]-[.H146])/[.I146]+([.C146]-[.D146])/[.J146])*[.E146]/100)/100" office:value-type="float" office:value="24.15" calcext:value-type="float">
            <text:p>24,15</text:p>
          </table:table-cell>
          <table:table-cell table:formula="of:=[.H145]" office:value-type="float" office:value="0" calcext:value-type="float">
            <text:p>0</text:p>
          </table:table-cell>
          <table:table-cell table:formula="of:=[.I145]" office:value-type="float" office:value="6" calcext:value-type="float">
            <text:p>6</text:p>
          </table:table-cell>
          <table:table-cell table:formula="of:=[.J145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3" calcext:value-type="float">
            <text:p>-193</text:p>
          </table:table-cell>
          <table:table-cell table:formula="of:=[.C146]" office:value-type="float" office:value="2025" calcext:value-type="float">
            <text:p>2025</text:p>
          </table:table-cell>
          <table:table-cell table:formula="of:=[.D146]" office:value-type="float" office:value="2225" calcext:value-type="float">
            <text:p>2225</text:p>
          </table:table-cell>
          <table:table-cell table:formula="of:=[.E146]" office:value-type="float" office:value="110" calcext:value-type="float">
            <text:p>110</text:p>
          </table:table-cell>
          <table:table-cell/>
          <table:table-cell table:style-name="ce19" table:formula="of:=ROUND([.C147]+(([.C147]-[.B147]-[.H147])/[.I147]+([.C147]-[.D147])/[.J147])*[.E147]/100)/100" office:value-type="float" office:value="23.58" calcext:value-type="float">
            <text:p>23,58</text:p>
          </table:table-cell>
          <table:table-cell table:formula="of:=[.H146]" office:value-type="float" office:value="0" calcext:value-type="float">
            <text:p>0</text:p>
          </table:table-cell>
          <table:table-cell table:formula="of:=[.I146]" office:value-type="float" office:value="6" calcext:value-type="float">
            <text:p>6</text:p>
          </table:table-cell>
          <table:table-cell table:formula="of:=[.J146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0" calcext:value-type="float">
            <text:p>-500</text:p>
          </table:table-cell>
          <table:table-cell table:formula="of:=[.C147]" office:value-type="float" office:value="2025" calcext:value-type="float">
            <text:p>2025</text:p>
          </table:table-cell>
          <table:table-cell table:formula="of:=[.D147]" office:value-type="float" office:value="2225" calcext:value-type="float">
            <text:p>2225</text:p>
          </table:table-cell>
          <table:table-cell table:formula="of:=[.E147]" office:value-type="float" office:value="110" calcext:value-type="float">
            <text:p>110</text:p>
          </table:table-cell>
          <table:table-cell/>
          <table:table-cell table:style-name="ce19" table:formula="of:=ROUND([.C148]+(([.C148]-[.B148]-[.H148])/[.I148]+([.C148]-[.D148])/[.J148])*[.E148]/100)/100" office:value-type="float" office:value="24.15" calcext:value-type="float">
            <text:p>24,15</text:p>
          </table:table-cell>
          <table:table-cell table:formula="of:=[.H147]" office:value-type="float" office:value="0" calcext:value-type="float">
            <text:p>0</text:p>
          </table:table-cell>
          <table:table-cell table:formula="of:=[.I147]" office:value-type="float" office:value="6" calcext:value-type="float">
            <text:p>6</text:p>
          </table:table-cell>
          <table:table-cell table:formula="of:=[.J147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500" calcext:value-type="float">
            <text:p>2500</text:p>
          </table:table-cell>
          <table:table-cell table:formula="of:=[.D148]" office:value-type="float" office:value="2225" calcext:value-type="float">
            <text:p>2225</text:p>
          </table:table-cell>
          <table:table-cell table:formula="of:=[.E148]" office:value-type="float" office:value="110" calcext:value-type="float">
            <text:p>110</text:p>
          </table:table-cell>
          <table:table-cell/>
          <table:table-cell table:style-name="ce19" table:formula="of:=ROUND([.C149]+(([.C149]-[.B149]-[.H149])/[.I149]+([.C149]-[.D149])/[.J149])*[.E149]/100)/100" office:value-type="float" office:value="26.01" calcext:value-type="float">
            <text:p>26,01</text:p>
          </table:table-cell>
          <table:table-cell table:formula="of:=[.H148]" office:value-type="float" office:value="0" calcext:value-type="float">
            <text:p>0</text:p>
          </table:table-cell>
          <table:table-cell table:formula="of:=[.I148]" office:value-type="float" office:value="6" calcext:value-type="float">
            <text:p>6</text:p>
          </table:table-cell>
          <table:table-cell table:formula="of:=[.J148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C149]" office:value-type="float" office:value="2500" calcext:value-type="float">
            <text:p>2500</text:p>
          </table:table-cell>
          <table:table-cell table:formula="of:=[.D149]" office:value-type="float" office:value="2225" calcext:value-type="float">
            <text:p>2225</text:p>
          </table:table-cell>
          <table:table-cell table:formula="of:=[.E149]" office:value-type="float" office:value="110" calcext:value-type="float">
            <text:p>110</text:p>
          </table:table-cell>
          <table:table-cell/>
          <table:table-cell table:style-name="ce19" table:formula="of:=ROUND([.C150]+(([.C150]-[.B150]-[.H150])/[.I150]+([.C150]-[.D150])/[.J150])*[.E150]/100)/100" office:value-type="float" office:value="28.76" calcext:value-type="float">
            <text:p>28,76</text:p>
          </table:table-cell>
          <table:table-cell table:formula="of:=[.H149]" office:value-type="float" office:value="0" calcext:value-type="float">
            <text:p>0</text:p>
          </table:table-cell>
          <table:table-cell table:formula="of:=[.I149]" office:value-type="float" office:value="6" calcext:value-type="float">
            <text:p>6</text:p>
          </table:table-cell>
          <table:table-cell table:formula="of:=[.J149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50]" office:value-type="float" office:value="2500" calcext:value-type="float">
            <text:p>2500</text:p>
          </table:table-cell>
          <table:table-cell table:formula="of:=[.D150]" office:value-type="float" office:value="2225" calcext:value-type="float">
            <text:p>2225</text:p>
          </table:table-cell>
          <table:table-cell table:formula="of:=[.E150]" office:value-type="float" office:value="110" calcext:value-type="float">
            <text:p>110</text:p>
          </table:table-cell>
          <table:table-cell/>
          <table:table-cell table:style-name="ce19" table:formula="of:=ROUND([.C151]+(([.C151]-[.B151]-[.H151])/[.I151]+([.C151]-[.D151])/[.J151])*[.E151]/100)/100" office:value-type="float" office:value="30.59" calcext:value-type="float">
            <text:p>30,59</text:p>
          </table:table-cell>
          <table:table-cell table:formula="of:=[.H150]" office:value-type="float" office:value="0" calcext:value-type="float">
            <text:p>0</text:p>
          </table:table-cell>
          <table:table-cell table:formula="of:=[.I150]" office:value-type="float" office:value="6" calcext:value-type="float">
            <text:p>6</text:p>
          </table:table-cell>
          <table:table-cell table:formula="of:=[.J150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0" calcext:value-type="float">
            <text:p>-500</text:p>
          </table:table-cell>
          <table:table-cell table:formula="of:=[.C151]" office:value-type="float" office:value="2500" calcext:value-type="float">
            <text:p>2500</text:p>
          </table:table-cell>
          <table:table-cell office:value-type="float" office:value="2300" calcext:value-type="float">
            <text:p>2300</text:p>
          </table:table-cell>
          <table:table-cell table:formula="of:=[.E151]" office:value-type="float" office:value="110" calcext:value-type="float">
            <text:p>110</text:p>
          </table:table-cell>
          <table:table-cell/>
          <table:table-cell table:style-name="ce19" table:formula="of:=ROUND([.C152]+(([.C152]-[.B152]-[.H152])/[.I152]+([.C152]-[.D152])/[.J152])*[.E152]/100)/100" office:value-type="float" office:value="31.23" calcext:value-type="float">
            <text:p>31,23</text:p>
          </table:table-cell>
          <table:table-cell table:formula="of:=[.H151]" office:value-type="float" office:value="0" calcext:value-type="float">
            <text:p>0</text:p>
          </table:table-cell>
          <table:table-cell table:formula="of:=[.I151]" office:value-type="float" office:value="6" calcext:value-type="float">
            <text:p>6</text:p>
          </table:table-cell>
          <table:table-cell table:formula="of:=[.J151]"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<text:span text:style-name="T2">C152</text:span><text:span text:style-name="T3">-</text:span><text:span text:style-name="T4">H152</text:span><text:span text:style-name="T3">+((</text:span><text:span text:style-name="T5">C152</text:span><text:span text:style-name="T3">-</text:span><text:span text:style-name="T6">B152</text:span><text:span text:style-name="T3">)/</text:span><text:span text:style-name="T7">I152</text:span><text:span text:style-name="T3">+(</text:span><text:span text:style-name="T5">C152</text:span><text:span text:style-name="T3">-</text:span><text:span text:style-name="T8">D152</text:span><text:span text:style-name="T3">)/</text:span><text:span text:style-name="T9">J152</text:span><text:span text:style-name="T3">)*</text:span><text:span text:style-name="T5">E152</text:span>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R36-korekta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(R36-R37)/wsp.otoczenia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(R36-R35)/wsp. Nastawu</text:p>
          </table:table-cell>
          <table:table-cell table:number-columns-repeated="11"/>
        </table:table-row>
      </table:table>
      <table:table table:name="Programy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ogramy</text:p>
          </table:table-cell>
          <table:table-cell/>
        </table:table-row>
        <table:table-row table:style-name="ro1">
          <table:table-cell office:value-type="string" calcext:value-type="string">
            <text:p>---------------</text:p>
          </table:table-cell>
          <table:table-cell/>
        </table:table-row>
        <table:table-row table:style-name="ro1">
          <table:table-cell office:value-type="string" calcext:value-type="string">
            <text:p>p0 - rodzaj programu</text:p>
          </table:table-cell>
          <table:table-cell/>
        </table:table-row>
        <table:table-row table:style-name="ro1">
          <table:table-cell office:value-type="string" calcext:value-type="string">
            <text:p>p1 - numer sensor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y do 100 - 0 parametroe</text:p>
          </table:table-cell>
          <table:table-cell/>
        </table:table-row>
        <table:table-row table:style-name="ro1">
          <table:table-cell office:value-type="string" calcext:value-type="string">
            <text:p>programy 101-199 - 1 parametr</text:p>
          </table:table-cell>
          <table:table-cell/>
        </table:table-row>
        <table:table-row table:style-name="ro1">
          <table:table-cell office:value-type="string" calcext:value-type="string">
            <text:p>programy 201 - 299 - 2 parametry</text:p>
          </table:table-cell>
          <table:table-cell/>
        </table:table-row>
        <table:table-row table:style-name="ro1">
          <table:table-cell office:value-type="string" calcext:value-type="string">
            <text:p>programy 301 - 399 - 3 parametry</text:p>
          </table:table-cell>
          <table:table-cell/>
        </table:table-row>
        <table:table-row table:style-name="ro1">
          <table:table-cell office:value-type="string" calcext:value-type="string">
            <text:p>programy 401 - zmienna ilosc parametrow, p2 okresla ilosc parametrow powyzej pierwszych 3 (ile parametrów jest za p2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y - rodzaje</text:p>
          </table:table-cell>
          <table:table-cell/>
        </table:table-row>
        <table:table-row table:style-name="ro1">
          <table:table-cell office:value-type="string" calcext:value-type="string">
            <text:p>---------------</text:p>
          </table:table-cell>
          <table:table-cell/>
        </table:table-row>
        <table:table-row table:style-name="ro1">
          <table:table-cell office:value-type="string" calcext:value-type="string">
            <text:p>101 – LIGHTBTN – przycisk do obsługi lam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2 – LIGHTGRBTN – przycisk grupy l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/>
          <table:table-cell office:value-type="string" calcext:value-type="string">
            <text:p>P3 – rejestr warunku wykonywani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1 – ROLBTN – roleta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2 – ROLTIMER – roleta 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 – ROLGRBTN – grupa rolet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upy role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31 – HEATBTN – grzejnik button sterują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zejnicka – typ 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01-SWITCHPROGRAMBTN – przesunięcie programu sekwencyjnego (przycisk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02 – PRLGROUP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 – PRLIGHT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 – PRTIMERRE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timera (sensor typu 202, 203) – adres w tablicy sensorów</text:p>
          </table:table-cell>
        </table:table-row>
        <table:table-row table:style-name="ro1">
          <table:table-cell/>
          <table:table-cell office:value-type="string" calcext:value-type="string">
            <text:p>P3 – numer eventa, na który program ma reagowa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 – PRBLINK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BLINK'a (device typu 004 – BLINK)</text:p>
          </table:table-cell>
        </table:table-row>
      </table:table>
      <table:table table:name="Arkusz5" table:style-name="ta1"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ymulacja temperatury dla podłogówk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emp. Pom. Zadana</text:p>
          </table:table-cell>
          <table:table-cell office:value-type="string" calcext:value-type="string">
            <text:p>Temp. Pomieszczenia</text:p>
          </table:table-cell>
          <table:table-cell office:value-type="string" calcext:value-type="string">
            <text:p>Temp. Zewn</text:p>
          </table:table-cell>
          <table:table-cell office:value-type="string" calcext:value-type="string">
            <text:p>Temp. Zewn. adana</text:p>
          </table:table-cell>
          <table:table-cell office:value-type="string" calcext:value-type="string">
            <text:p>Temp. Zadana podlogow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B4]+([.G4]*([.B4]-[.C4])+[.H4]*([.E4]-[.D4]))/100" office:value-type="float" office:value="2640" calcext:value-type="float">
            <text:p>264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Arkusz6" table:style-name="ta1">
        <table:table-column table:style-name="co3" table:default-cell-style-name="Default"/>
        <table:table-column table:style-name="co3" table:default-cell-style-name="ce21"/>
        <table:table-column table:style-name="co3" table:default-cell-style-name="Default"/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[.A1]-[.B1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[.B2]+[.A2]-1"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kusz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.00.0000</text:date>, <text:time style:data-style-name="N2" text:time-value="21:38:26.41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2-19T21:36:12.28</meta:creation-date>
    <dc:date>2020-12-30T22:40:55.091000000</dc:date>
    <meta:editing-duration>P11DT23H52M56S</meta:editing-duration>
    <meta:editing-cycles>142</meta:editing-cycles>
    <meta:generator>LibreOffice/6.2.4.2$Windows_X86_64 LibreOffice_project/2412653d852ce75f65fbfa83fb7e7b669a126d64</meta:generator>
    <dc:creator>Jakub Czyżkowski</dc:creator>
    <meta:document-statistic meta:table-count="7" meta:cell-count="867" meta:object-count="0"/>
  </office:meta>
</office:document-meta>
</file>